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float" office:value="604964" calcext:value-type="float">
            <text:p>604964</text:p>
          </table:table-cell>
          <table:table-cell office:value-type="string" calcext:value-type="string">
            <text:p>04bfcab8722991ae774db48f934ca79cfb7dd991229153b9f732ba5334aafcd8e7266e47076996b55a14bf9913ee3145ce0cfc1372ada8ada74bd287450313534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9a9046d60f3ec4358ba9e904bfcab8722991ae774db48f934ca79cfb7dd991229153b9f732ba5334aafcd8e7266e47076996b55a14bf9913ee3145ce0cfc1372ada8ada74bd287450313534a31a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3daf04be1da804bfcab8722991ae774db48f934ca79cfb7dd991229153b9f732ba5334aafcd8e7266e47076996b55a14bf9913ee3145ce0cfc1372ada8ada74bd2874503135c14a533d18f7d34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6a846f714d91784e5fa44d04bfcab8722991ae774db48f934ca79cfb7dd991229153b9f732ba5334aafcd8e7266e47076996b55a14bf9913ee3145ce0cfc1372ada8ada74bd28745031354876dd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14293b5217d6087e80b2015d9704bfcab8722991ae774db48f934ca79cfb7dd991229153b9f732ba5334aafcd8e7266e47076996b55a14bf9913ee3145ce0cfc1372ada8ada74bd28745031353a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904bfcab8722991ae774db48f934ca79cfb7dd991229153b9f732ba5334aafcd8e7266e47076996b55a14bf9913ee3145ce0cfc1372ada8ada74bd287450313a2341907db537f24ea397e239f8d9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e37b54e56427fab5f4008b3d33r04bfcab8722991ae774db48f934ca79cfb7dd991229153b9f732ba5334aafcd8e7266e47076996b55a14bf9913ee3145ce0cfc1372ada8ada74bd287450313532d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b37bf3fc022f44426834253167e3204bfcab8722991ae774db48f934ca79cfb7dd991229153b9f732ba5334aafcd8e7266e47076996b55a14bf9913ee3145ce0cfc1372ada8ada74bd28745031ac1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79e117a2cc3cd7fd57bf793a26204bfcab8722991ae774db48f934ca79cfb7dd991229153b9f732ba5334aafcd8e7266e47076996b55a14bf9913ee3145ce0cfc1372ada8ada74bd28745031350</text:p>
          </table:table-cell>
        </table:table-row>
        <table:table-row table:style-name="ro1">
          <table:table-cell office:value-type="float" office:value="503230" calcext:value-type="float">
            <text:p>503230</text:p>
          </table:table-cell>
          <table:table-cell office:value-type="string" calcext:value-type="string">
            <text:p>7e04bfcab8722991ae774db48f934ca79cfb7dd991229153b9f732ba5334aafcd8e7266e47076996b55a14bf9913ee3145ce0cfc1372ada8ada74bd287450313534a3421a68037f85eb926f32a2f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7:02:24.723465696</dc:date>
    <meta:editing-duration>PT5M17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